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8" style:family="table">
      <style:table-properties style:width="19.431cm" fo:margin-left="0.009cm" fo:margin-top="0cm" fo:margin-bottom="0cm" table:align="left" style:writing-mode="lr-tb"/>
    </style:style>
    <style:style style:name="Table8.A" style:family="table-column">
      <style:table-column-properties style:column-width="2.596cm"/>
    </style:style>
    <style:style style:name="Table8.B" style:family="table-column">
      <style:table-column-properties style:column-width="16.833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9.447cm" fo:margin-left="-0.005cm" fo:margin-top="0cm" fo:margin-bottom="0cm" table:align="left" style:writing-mode="lr-tb"/>
    </style:style>
    <style:style style:name="Table9.A" style:family="table-column">
      <style:table-column-properties style:column-width="2.641cm"/>
    </style:style>
    <style:style style:name="Table9.B" style:family="table-column">
      <style:table-column-properties style:column-width="16.805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9.431cm" fo:margin-left="0.009cm" fo:margin-top="0cm" fo:margin-bottom="0cm" table:align="left" style:writing-mode="lr-tb"/>
    </style:style>
    <style:style style:name="Table10.A" style:family="table-column">
      <style:table-column-properties style:column-width="19.431cm"/>
    </style:style>
    <style:style style:name="Table10.1" style:family="table-row">
      <style:table-row-properties style:min-row-height="7.699cm"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9.431cm" fo:margin-left="0.009cm" fo:margin-top="0cm" fo:margin-bottom="0cm" table:align="left" style:writing-mode="lr-tb"/>
    </style:style>
    <style:style style:name="Table11.A" style:family="table-column">
      <style:table-column-properties style:column-width="19.431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9.431cm" fo:margin-left="0.009cm" fo:margin-top="0cm" fo:margin-bottom="0cm" table:align="left" style:writing-mode="lr-tb"/>
    </style:style>
    <style:style style:name="Table12.A" style:family="table-column">
      <style:table-column-properties style:column-width="19.431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9.431cm" fo:margin-left="0.009cm" fo:margin-top="0cm" fo:margin-bottom="0cm" table:align="left" style:writing-mode="lr-tb"/>
    </style:style>
    <style:style style:name="Table13.A" style:family="table-column">
      <style:table-column-properties style:column-width="19.431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9.431cm" fo:margin-left="0.009cm" fo:margin-top="0cm" fo:margin-bottom="0cm" table:align="left" style:writing-mode="lr-tb"/>
    </style:style>
    <style:style style:name="Table14.A" style:family="table-column">
      <style:table-column-properties style:column-width="19.431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1">
      <style:text-properties style:font-name="Calibri" officeooo:paragraph-rsid="000778a5" style:font-name-complex="Calibri1"/>
    </style:style>
    <style:style style:name="P2" style:family="paragraph" style:parent-style-name="List_20_Paragraph" style:list-style-name="WWNum20">
      <style:paragraph-properties fo:margin-top="0cm" fo:margin-bottom="0cm" style:contextual-spacing="true" fo:text-align="start" style:justify-single-word="false" fo:orphans="2" fo:widows="2"/>
      <style:text-properties style:font-name="Calibri" fo:language="en" fo:country="US" officeooo:paragraph-rsid="000778a5" style:letter-kerning="false" style:font-name-asian="Times New Roman1" style:language-asian="en" style:country-asian="US" style:font-name-complex="Calibri1" style:language-complex="ar" style:country-complex="SA"/>
    </style:style>
    <style:style style:name="P3" style:family="paragraph" style:parent-style-name="List_20_Paragraph" style:list-style-name="WWNum1">
      <style:paragraph-properties fo:margin-top="0cm" fo:margin-bottom="0cm" style:contextual-spacing="true" fo:text-align="start" style:justify-single-word="false" fo:orphans="2" fo:widows="2"/>
      <style:text-properties style:font-name="Times New Roman" fo:language="en" fo:country="US" officeooo:paragraph-rsid="000778a5" style:letter-kerning="false" style:font-name-asian="Times New Roman1" style:language-asian="en" style:country-asian="US" style:font-name-complex="Times New Roman1" style:language-complex="ar" style:country-complex="SA"/>
    </style:style>
    <style:style style:name="P4" style:family="paragraph" style:parent-style-name="Standard">
      <style:text-properties style:font-name="Calibri" officeooo:paragraph-rsid="000778a5" style:font-name-complex="Calibri1"/>
    </style:style>
    <style:style style:name="P5" style:family="paragraph" style:parent-style-name="Standard">
      <style:text-properties style:font-name="Calibri" officeooo:rsid="000778a5" officeooo:paragraph-rsid="000778a5" style:font-name-complex="Calibri1"/>
    </style:style>
    <style:style style:name="P6" style:family="paragraph" style:parent-style-name="Standard">
      <style:text-properties style:font-name="Calibri" fo:font-weight="bold" officeooo:paragraph-rsid="000778a5" style:font-weight-asian="bold" style:font-name-complex="Calibri1"/>
    </style:style>
    <style:style style:name="P7" style:family="paragraph" style:parent-style-name="Standard">
      <style:paragraph-properties fo:margin-top="0cm" fo:margin-bottom="0cm" style:contextual-spacing="false" fo:text-align="start" style:justify-single-word="false" fo:orphans="2" fo:widows="2"/>
      <style:text-properties style:font-name="Calibri" fo:font-size="10pt" fo:language="en" fo:country="US" officeooo:paragraph-rsid="000778a5" style:letter-kerning="false" style:font-name-asian="Times New Roman1" style:language-asian="en" style:country-asian="US" style:font-name-complex="Calibri1" style:language-complex="ar" style:country-complex="SA"/>
    </style:style>
    <style:style style:name="P8" style:family="paragraph" style:parent-style-name="Standard">
      <style:paragraph-properties fo:margin-left="1.27cm" fo:margin-top="0cm" fo:margin-bottom="0cm" style:contextual-spacing="false" fo:text-align="start" style:justify-single-word="false" fo:orphans="2" fo:widows="2"/>
      <style:text-properties style:font-name="Calibri" fo:font-size="10pt" fo:language="en" fo:country="US" officeooo:paragraph-rsid="000778a5" style:letter-kerning="false" style:font-name-asian="Times New Roman1" style:language-asian="en" style:country-asian="US" style:font-name-complex="Calibri1" style:language-complex="ar" style:country-complex="SA"/>
    </style:style>
    <style:style style:name="P9" style:family="paragraph" style:parent-style-name="Standard">
      <style:paragraph-properties fo:margin-top="0cm" fo:margin-bottom="0cm" style:contextual-spacing="false" fo:text-align="start" style:justify-single-word="false" fo:orphans="2" fo:widows="2"/>
      <style:text-properties style:font-name="Calibri" fo:font-size="10pt" fo:language="en" fo:country="US" fo:font-weight="bold" officeooo:paragraph-rsid="000778a5" style:letter-kerning="false" style:font-name-asian="Times New Roman1" style:language-asian="en" style:country-asian="US" style:font-weight-asian="bold" style:font-name-complex="Calibri1" style:language-complex="ar" style:country-complex="SA"/>
    </style:style>
    <style:style style:name="P10" style:family="paragraph" style:parent-style-name="Standard">
      <style:paragraph-properties fo:margin-top="0cm" fo:margin-bottom="0cm" style:contextual-spacing="false" fo:text-align="start" style:justify-single-word="false" fo:orphans="2" fo:widows="2"/>
      <style:text-properties style:font-name="Calibri" fo:font-size="10pt" fo:language="en" fo:country="US" fo:font-style="italic" officeooo:paragraph-rsid="000778a5" style:letter-kerning="false" style:font-name-asian="Times New Roman1" style:language-asian="en" style:country-asian="US" style:font-style-asian="italic" style:font-name-complex="Calibri1" style:language-complex="ar" style:country-complex="SA"/>
    </style:style>
    <style:style style:name="P11" style:family="paragraph" style:parent-style-name="Standard">
      <style:text-properties officeooo:paragraph-rsid="000778a5"/>
    </style:style>
    <style:style style:name="P12" style:family="paragraph" style:parent-style-name="Standard" style:list-style-name="WWNum10">
      <style:paragraph-properties fo:margin-top="0cm" fo:margin-bottom="0cm" style:contextual-spacing="false" fo:text-align="start" style:justify-single-word="false" fo:orphans="2" fo:widows="2"/>
      <style:text-properties style:font-name="Times New Roman" fo:font-size="10pt" fo:language="en" fo:country="US" officeooo:paragraph-rsid="000778a5" style:letter-kerning="false" style:font-name-asian="Times New Roman1" style:language-asian="en" style:country-asian="US" style:font-name-complex="Times New Roman1" style:language-complex="ar" style:country-complex="SA"/>
    </style:style>
    <style:style style:name="P13" style:family="paragraph" style:parent-style-name="Standard" style:list-style-name="WWNum12">
      <style:paragraph-properties fo:margin-top="0cm" fo:margin-bottom="0cm" style:contextual-spacing="false" fo:text-align="start" style:justify-single-word="false" fo:orphans="2" fo:widows="2"/>
      <style:text-properties style:font-name="Times New Roman" fo:font-size="10pt" fo:language="en" fo:country="US" officeooo:paragraph-rsid="000778a5" style:letter-kerning="false" style:font-name-asian="Times New Roman1" style:language-asian="en" style:country-asian="US" style:font-name-complex="Times New Roman1" style:language-complex="ar" style:country-complex="SA"/>
    </style:style>
    <style:style style:name="P14" style:family="paragraph" style:parent-style-name="Standard" style:list-style-name="WWNum13">
      <style:paragraph-properties fo:margin-top="0cm" fo:margin-bottom="0cm" style:contextual-spacing="false" fo:text-align="start" style:justify-single-word="false" fo:orphans="2" fo:widows="2"/>
      <style:text-properties style:font-name="Times New Roman" fo:font-size="10pt" fo:language="en" fo:country="US" officeooo:paragraph-rsid="000778a5" style:letter-kerning="false" style:font-name-asian="Times New Roman1" style:language-asian="en" style:country-asian="US" style:font-name-complex="Times New Roman1" style:language-complex="ar" style:country-complex="SA"/>
    </style:style>
    <style:style style:name="P15" style:family="paragraph" style:parent-style-name="Standard" style:list-style-name="WWNum11">
      <style:paragraph-properties fo:margin-top="0cm" fo:margin-bottom="0cm" style:contextual-spacing="false" fo:text-align="start" style:justify-single-word="false" fo:orphans="2" fo:widows="2"/>
      <style:text-properties style:font-name="Times New Roman" fo:font-size="10pt" fo:language="en" fo:country="US" officeooo:paragraph-rsid="000778a5" style:letter-kerning="false" style:font-name-asian="Times New Roman1" style:language-asian="en" style:country-asian="US" style:font-name-complex="Times New Roman1" style:language-complex="ar" style:country-complex="SA"/>
    </style:style>
    <style:style style:name="P16" style:family="paragraph" style:parent-style-name="Standard" style:list-style-name="WWNum14">
      <style:paragraph-properties fo:margin-top="0cm" fo:margin-bottom="0cm" style:contextual-spacing="false" fo:text-align="start" style:justify-single-word="false" fo:orphans="2" fo:widows="2"/>
      <style:text-properties style:font-name="Times New Roman" fo:font-size="10pt" fo:language="en" fo:country="US" officeooo:paragraph-rsid="000778a5" style:letter-kerning="false" style:font-name-asian="Times New Roman1" style:language-asian="en" style:country-asian="US" style:font-name-complex="Times New Roman1" style:language-complex="ar" style:country-complex="SA"/>
    </style:style>
    <style:style style:name="P17" style:family="paragraph" style:parent-style-name="Standard" style:list-style-name="WWNum5">
      <style:paragraph-properties fo:margin-top="0cm" fo:margin-bottom="0cm" style:contextual-spacing="false" fo:text-align="start" style:justify-single-word="false" fo:orphans="2" fo:widows="2"/>
      <style:text-properties style:font-name="Times New Roman" fo:font-size="10pt" fo:language="en" fo:country="US" officeooo:paragraph-rsid="000778a5" style:letter-kerning="false" style:font-name-asian="Times New Roman1" style:language-asian="en" style:country-asian="US" style:font-name-complex="Times New Roman1"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text-properties style:font-name="Times New Roman" fo:font-size="10pt" fo:language="en" fo:country="US" officeooo:paragraph-rsid="000778a5" style:letter-kerning="false" style:font-name-asian="Times New Roman1" style:language-asian="en" style:country-asian="US" style:font-name-complex="Times New Roman1" style:language-complex="ar" style:country-complex="SA"/>
    </style:style>
    <style:style style:name="P19" style:family="paragraph" style:parent-style-name="Standard">
      <style:paragraph-properties fo:margin-left="1.27cm" fo:margin-top="0cm" fo:margin-bottom="0cm" style:contextual-spacing="false" fo:text-align="start" style:justify-single-word="false" fo:orphans="2" fo:widows="2"/>
      <style:text-properties style:font-name="Times New Roman" fo:font-size="10pt" fo:language="en" fo:country="US" officeooo:paragraph-rsid="000778a5" style:letter-kerning="false" style:font-name-asian="Times New Roman1" style:language-asian="en" style:country-asian="US" style:font-name-complex="Times New Roman1" style:language-complex="ar" style:country-complex="SA"/>
    </style:style>
    <style:style style:name="T1" style:family="text">
      <style:text-properties style:font-name="Calibri" style:font-name-complex="Calibri1"/>
    </style:style>
    <style:style style:name="T2" style:family="text">
      <style:text-properties style:font-name="Calibri" fo:font-weight="bold" style:font-weight-asian="bold" style:font-name-complex="Calibri1"/>
    </style:style>
    <style:style style:name="T3" style:family="text">
      <style:text-properties style:font-name="Calibri" fo:font-style="italic" style:text-underline-style="solid" style:text-underline-width="auto" style:text-underline-color="font-color" style:font-style-asian="italic" style:font-name-complex="Calibri1"/>
    </style:style>
    <style:style style:name="T4" style:family="text">
      <style:text-properties style:font-name="Calibri" fo:font-style="italic" style:font-style-asian="italic"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1"><text:span text:style-name="T1">It was around the same time (July) in that year 2005. Today in the evening, I heard some kids playing with Bayblades outside my window and it reminded me of my time. I don’t know I missed that time, maybe because it felt as vivid always as when it appeared in my mind today. Lakshya Lahoti, the kid who was an integral part of my childhood, had come back around in the society after having spent around two three years in Pune. It was in seventh when I might have played with him before. I was in ninth now. That’s a pretty big class. He had taken house in A6, the same block where Puneet lives. It dark in the evening and I had learnt from other friends like Appu and Kunal and others that Lakshya was back. I heard him speak fluent English and I talked to him in the same. His English had got me pretty excited. The good conversation was not going to last forever though. Appu had a better companionship with him and they were always close. I was just a part of the party. He would call us to his house and we would play there with his things. The kid was in, maybe, third then. It was pretty funny that I was going to a kid’s house to play who was about six years younger than me. Chachaji had cracked joke on it that I was going to babysit Lakshya every evening. He had blamed his mother for letting us in her house to 'babysit' her kids. That was not true at all, or maybe it was, for his mother. It was probably the age difference that had become the reason why we were going through our last phase of friendship. I had listed that kid as my once best friend in my personal pocket diary. </text:span></text:p>
      <text:p text:style-name="P11" loext:marker-style-name="T1"><text:span text:style-name="T1">Amogh was a fanatic guy, he still is the same. Just that his interest has changed from small kids’ toys like Bayblades and Pokémon cards to big daddy’s toys like cars, bikes, gadgets, gizmos, clothing, and chains. He owned around two dozens of Bayblades. Appu owned one, Lakshya owned one, and they are kids of wealthy earning parents. I am not, I relied on Amogh for all that stuff, and I owe Amogh a big time for being with me in my childhood days. Though he didn’t always keep me happy and without complaints, yes, I had a lot of complaints in my mind from Amogh. </text:span></text:p>
      <text:p text:style-name="P4" loext:marker-style-name="T1"/>
      <text:p text:style-name="P5" loext:marker-style-name="T1">~~~</text:p>
      <text:list xml:id="list1034708093" text:style-name="WWNum1">
        <text:list-header>
          <text:p text:style-name="P1" loext:marker-style-name="T1"/>
        </text:list-header>
      </text:list>
      <text:p text:style-name="P11" loext:marker-style-name="T1"><text:span text:style-name="T1">I had a very particular way of approaching girls when I was in ninth and tenth. I was just a stupid kid but I too had hormones waiting for a blast. I would approach girls to ask them for books. It was like my own particular style. Jigya was my first catch, and maybe last because I never got to settle it with Sonal at no point of time. Jigya Kohli had just shifted to the society in those days (it was mid time of the year, the pleasant season after the summer ends). She had a real brother, Vishrut Kohli (he was in third when I had first seen him), and a real sister, Ishita Kohli (she a year younger than me). Jigya and I were of same age, and she went to Ahlcon International School. The society was our place in those days; we were the kings of the streets. Appu-Hardik-and-Harshit’s group, Prabhav’s group and Rishi, Ralli’s group were the boys’ groups, and Sneha, Sanya’s group (Sneha Sanya, Vartika and Yoshita) and Srishti-Sonal’s group (Srishti, Sonal, Mreeganka, Dimpi, Anusha, and Nimisha) were the two girls’ groups. To me, the liveliest groups were Hardik-Harshit’s and Sonal-Dimpi’s group, basically because these were the two groups closest to me.</text:span></text:p>
      <text:p text:style-name="P4" loext:marker-style-name="T1"/>
      <text:p text:style-name="P5" loext:marker-style-name="T1">~~~</text:p>
      <text:p text:style-name="P5" loext:marker-style-name="T1"/>
      <text:p text:style-name="P6" loext:marker-style-name="T2"/>
      <table:table table:name="Table8" table:style-name="Table8">
        <table:table-column table:style-name="Table8.A"/>
        <table:table-column table:style-name="Table8.B"/>
        <table:table-row table:style-name="Table8.1">
          <table:table-cell table:style-name="Table8.A1" office:value-type="string">
            <text:p text:style-name="P7" loext:marker-style-name="T1"/>
          </table:table-cell>
          <table:table-cell table:style-name="Table8.A1" office:value-type="string">
            <text:p text:style-name="P18" loext:marker-style-name="T1"><text:span text:style-name="T1">Class IX (2005-06) on the Timeline</text:span></text:p>
          </table:table-cell>
        </table:table-row>
        <table:table-row table:style-name="Table8.1">
          <table:table-cell table:style-name="Table8.A1" office:value-type="string">
            <text:p text:style-name="P18" loext:marker-style-name="T1"><text:span text:style-name="T1">Year 2005</text:span></text:p>
          </table:table-cell>
          <table:table-cell table:style-name="Table8.A1" office:value-type="string">
            <text:p text:style-name="P18" loext:marker-style-name="T1"><text:span text:style-name="T1">Age as on 18-December-2005 : 14, Fourteen</text:span></text:p>
          </table:table-cell>
        </table:table-row>
        <table:table-row table:style-name="Table8.1">
          <table:table-cell table:style-name="Table8.A1" office:value-type="string">
            <text:p text:style-name="P7" loext:marker-style-name="T1"/>
          </table:table-cell>
          <table:table-cell table:style-name="Table8.A1" office:value-type="string">
            <text:p text:style-name="P7" loext:marker-style-name="T1"/>
          </table:table-cell>
        </table:table-row>
        <table:table-row table:style-name="Table8.1">
          <table:table-cell table:style-name="Table8.A1" office:value-type="string">
            <text:p text:style-name="P18" loext:marker-style-name="T1"><text:span text:style-name="T1">January</text:span></text:p>
          </table:table-cell>
          <table:table-cell table:style-name="Table8.A1" office:value-type="string">
            <text:p text:style-name="P18" loext:marker-style-name="T1"><text:span text:style-name="T1">Final months of class VIII</text:span></text:p>
          </table:table-cell>
        </table:table-row>
        <table:table-row table:style-name="Table8.1">
          <table:table-cell table:style-name="Table8.A1" office:value-type="string">
            <text:p text:style-name="P18" loext:marker-style-name="T1"><text:span text:style-name="T1">February</text:span></text:p>
          </table:table-cell>
          <table:table-cell table:style-name="Table8.A1" office:value-type="string">
            <text:p text:style-name="P18" loext:marker-style-name="T1"><text:span text:style-name="T1">Time for final exams, my improvement in Mathematics showed up in the revision tests, it was because of the Christian tuition teacher Anu Daniel.</text:span></text:p>
            <text:p text:style-name="P18" loext:marker-style-name="T1"><text:soft-page-break/><text:span text:style-name="T1">Classmates were impressed; I was getting the attention that I would rarely receive in my entire school life. Sapna Sareen ma’am, the class teacher and also the math teacher, also seemed to be impressed. It had to happen because the change in my marks in Math was dramatic. </text:span></text:p>
          </table:table-cell>
        </table:table-row>
        <table:table-row table:style-name="Table8.1">
          <table:table-cell table:style-name="Table8.A1" office:value-type="string">
            <text:p text:style-name="P18" loext:marker-style-name="T1"><text:span text:style-name="T1">March</text:span></text:p>
          </table:table-cell>
          <table:table-cell table:style-name="Table8.A1" office:value-type="string">
            <text:p text:style-name="P18" loext:marker-style-name="T1"><text:span text:style-name="T1">I got a very good score of 85 in the mathematics; I owe my marks to the tuition teacher.</text:span></text:p>
          </table:table-cell>
        </table:table-row>
        <table:table-row table:style-name="Table8.1">
          <table:table-cell table:style-name="Table8.A1" office:value-type="string">
            <text:p text:style-name="P7" loext:marker-style-name="T1"/>
          </table:table-cell>
          <table:table-cell table:style-name="Table8.A1" office:value-type="string">
            <text:p text:style-name="P7" loext:marker-style-name="T1"/>
          </table:table-cell>
        </table:table-row>
        <table:table-row table:style-name="Table8.1">
          <table:table-cell table:style-name="Table8.A1" office:value-type="string">
            <text:p text:style-name="P18" loext:marker-style-name="T1"><text:span text:style-name="T1">April</text:span></text:p>
          </table:table-cell>
          <table:table-cell table:style-name="Table8.A1" office:value-type="string">
            <text:p text:style-name="P18" loext:marker-style-name="T1"><text:span text:style-name="T1">New session begins from Fourth of April, Monday.</text:span></text:p>
          </table:table-cell>
        </table:table-row>
        <table:table-row table:style-name="Table8.1">
          <table:table-cell table:style-name="Table8.A1" office:value-type="string">
            <text:p text:style-name="P7" loext:marker-style-name="T1"/>
          </table:table-cell>
          <table:table-cell table:style-name="Table8.A1" office:value-type="string">
            <text:p text:style-name="P7" loext:marker-style-name="T1"/>
          </table:table-cell>
        </table:table-row>
        <table:table-row table:style-name="Table8.1">
          <table:table-cell table:style-name="Table8.A1" office:value-type="string">
            <text:p text:style-name="P18" loext:marker-style-name="T1"><text:span text:style-name="T1">May</text:span></text:p>
          </table:table-cell>
          <table:table-cell table:style-name="Table8.A1" office:value-type="string">
            <text:list text:style-name="WWNum10">
              <text:list-item>
                <text:p text:style-name="P12" loext:marker-style-name="T1"><text:span text:style-name="T1">Cricket in the morning, soccer in the evening<text:tab/></text:span></text:p>
              </text:list-item>
            </text:list>
          </table:table-cell>
        </table:table-row>
        <table:table-row table:style-name="Table8.1">
          <table:table-cell table:style-name="Table8.A1" office:value-type="string">
            <text:p text:style-name="P18" loext:marker-style-name="T1"><text:span text:style-name="T1">June</text:span></text:p>
          </table:table-cell>
          <table:table-cell table:style-name="Table8.A1" office:value-type="string">
            <text:list text:continue-numbering="true" text:style-name="WWNum10">
              <text:list-item>
                <text:p text:style-name="P12" loext:marker-style-name="T1"><text:span text:style-name="T1">We used to completely crowd the central park about 16-17 of us on the regular would run across the ground, and by the time of end of summers, the ground will be grass less.</text:span></text:p>
              </text:list-item>
              <text:list-item>
                <text:p text:style-name="P12" loext:marker-style-name="T1"><text:span text:style-name="T1">Rohan, Anirudh, Sahil were still around during that time, and were one of the best players among us</text:span></text:p>
              </text:list-item>
            </text:list>
          </table:table-cell>
        </table:table-row>
        <table:table-row table:style-name="Table8.1">
          <table:table-cell table:style-name="Table8.A1" office:value-type="string">
            <text:p text:style-name="P7" loext:marker-style-name="T1"/>
          </table:table-cell>
          <table:table-cell table:style-name="Table8.A1" office:value-type="string">
            <text:p text:style-name="P7" loext:marker-style-name="T1"/>
          </table:table-cell>
        </table:table-row>
        <table:table-row table:style-name="Table8.1">
          <table:table-cell table:style-name="Table8.A1" office:value-type="string">
            <text:p text:style-name="P18" loext:marker-style-name="T1"><text:span text:style-name="T1">July</text:span></text:p>
          </table:table-cell>
          <table:table-cell table:style-name="Table8.A1" office:value-type="string">
            <text:p text:style-name="P18" loext:marker-style-name="T1"><text:span text:style-name="T1">Difficulty in making friends at school (Avi Agarwal, Ananth, Anshul, Chetanya, Kush, Kartik, Jatin, Hemanshu, Akshay Bhardwaj, Amrit, Ketan, Kartikey Sharma, Prateek Ahuja, Tanmay, Surbhi Verma, Vijaylakshmi, Urvashi, Surbhi Bajaj, Sushil, Tushar Sharma, Nishant Rathore, Tanvi Jain, Astha, Shivani, Aditi). In the class, there was an ugly, stupid, short girl, who would be in regular fights with naughty boys of the class, like Avi. She used to wear the DHRUV house red flaps.</text:span></text:p>
          </table:table-cell>
        </table:table-row>
        <table:table-row table:style-name="Table8.1">
          <table:table-cell table:style-name="Table8.A1" office:value-type="string">
            <text:p text:style-name="P18" loext:marker-style-name="T1"><text:span text:style-name="T1">August</text:span></text:p>
          </table:table-cell>
          <table:table-cell table:style-name="Table8.A1" office:value-type="string">
            <text:p text:style-name="P18" loext:marker-style-name="T1"><text:span text:style-name="T1">Monsoon, rain, and the time of mid-term</text:span></text:p>
          </table:table-cell>
        </table:table-row>
        <table:table-row table:style-name="Table8.1">
          <table:table-cell table:style-name="Table8.A1" office:value-type="string">
            <text:p text:style-name="P7" loext:marker-style-name="T1"/>
          </table:table-cell>
          <table:table-cell table:style-name="Table8.A1" office:value-type="string">
            <text:p text:style-name="P7" loext:marker-style-name="T1"/>
          </table:table-cell>
        </table:table-row>
        <table:table-row table:style-name="Table8.1">
          <table:table-cell table:style-name="Table8.A1" office:value-type="string">
            <text:p text:style-name="P18" loext:marker-style-name="T1"><text:span text:style-name="T1">September</text:span></text:p>
          </table:table-cell>
          <table:table-cell table:style-name="Table8.A1" office:value-type="string">
            <text:p text:style-name="P18" loext:marker-style-name="T1"><text:span text:style-name="T1">Struggling time at school</text:span></text:p>
          </table:table-cell>
        </table:table-row>
        <table:table-row table:style-name="Table8.1">
          <table:table-cell table:style-name="Table8.A1" office:value-type="string">
            <text:p text:style-name="P18" loext:marker-style-name="T1"><text:span text:style-name="T1">October</text:span></text:p>
          </table:table-cell>
          <table:table-cell table:style-name="Table8.A1" office:value-type="string">
            <text:p text:style-name="P18" loext:marker-style-name="T1"><text:span text:style-name="T1">I had fallen ill with Jaundice, around the time of exams and I also had to miss the first two exams (English and Hindi) in the following third Assessment, which was nothing but Monday test of 25 marks.</text:span></text:p>
          </table:table-cell>
        </table:table-row>
        <table:table-row table:style-name="Table8.1">
          <table:table-cell table:style-name="Table8.A1" office:value-type="string">
            <text:p text:style-name="P7" loext:marker-style-name="T1"/>
          </table:table-cell>
          <table:table-cell table:style-name="Table8.A1" office:value-type="string">
            <text:p text:style-name="P7" loext:marker-style-name="T1"/>
          </table:table-cell>
        </table:table-row>
        <table:table-row table:style-name="Table8.1">
          <table:table-cell table:style-name="Table8.A1" office:value-type="string">
            <text:p text:style-name="P18" loext:marker-style-name="T1"><text:span text:style-name="T1">November</text:span></text:p>
          </table:table-cell>
          <table:table-cell table:style-name="Table8.A1" office:value-type="string">
            <text:p text:style-name="P18" loext:marker-style-name="T1"><text:span text:style-name="T1">Started playing TT, soon winters were going to be for Table Tennis in the following years as well,</text:span></text:p>
          </table:table-cell>
        </table:table-row>
        <table:table-row table:style-name="Table8.1">
          <table:table-cell table:style-name="Table8.A1" office:value-type="string">
            <text:p text:style-name="P18" loext:marker-style-name="T1"><text:span text:style-name="T1">December</text:span></text:p>
          </table:table-cell>
          <table:table-cell table:style-name="Table8.A1" office:value-type="string">
            <text:p text:style-name="P18" loext:marker-style-name="T1"><text:span text:style-name="T1">got to know Sonal as a friend for the first time, </text:span></text:p>
            <text:p text:style-name="P18" loext:marker-style-name="T1"><text:span text:style-name="T1">her father had one evening brought Srishti and her to the TT basement in the middle of the evening when we kids were playing</text:span></text:p>
          </table:table-cell>
        </table:table-row>
      </table:table>
      <text:p text:style-name="P6" loext:marker-style-name="T2"/>
      <text:p text:style-name="P6" loext:marker-style-name="T2"/>
      <table:table table:name="Table9" table:style-name="Table9">
        <table:table-column table:style-name="Table9.A"/>
        <table:table-column table:style-name="Table9.B"/>
        <table:table-row table:style-name="Table9.1">
          <table:table-cell table:style-name="Table9.A1" office:value-type="string">
            <text:p text:style-name="P18" loext:marker-style-name="T1"><text:span text:style-name="T1">Year 2006</text:span></text:p>
          </table:table-cell>
          <table:table-cell table:style-name="Table9.A1" office:value-type="string">
            <text:p text:style-name="P18" loext:marker-style-name="T1"><text:span text:style-name="T1">Class X (2006-07) on the Timeline</text:span></text:p>
          </table:table-cell>
        </table:table-row>
        <table:table-row table:style-name="Table9.1">
          <table:table-cell table:style-name="Table9.A1" office:value-type="string">
            <text:p text:style-name="P7" loext:marker-style-name="T1"/>
          </table:table-cell>
          <table:table-cell table:style-name="Table9.A1" office:value-type="string">
            <text:p text:style-name="P18" loext:marker-style-name="T1"><text:span text:style-name="T1">My age as on 18-Dec-2006: 15, Fifteen</text:span></text:p>
          </table:table-cell>
        </table:table-row>
        <table:table-row table:style-name="Table9.1">
          <table:table-cell table:style-name="Table9.A1" office:value-type="string">
            <text:p text:style-name="P7" loext:marker-style-name="T1"/>
          </table:table-cell>
          <table:table-cell table:style-name="Table9.A1" office:value-type="string">
            <text:p text:style-name="P7" loext:marker-style-name="T1"/>
          </table:table-cell>
        </table:table-row>
        <table:table-row table:style-name="Table9.1">
          <table:table-cell table:style-name="Table9.A1" office:value-type="string">
            <text:p text:style-name="P18" loext:marker-style-name="T1"><text:span text:style-name="T1">January</text:span></text:p>
          </table:table-cell>
          <table:table-cell table:style-name="Table9.A1" office:value-type="string">
            <text:p text:style-name="P18" loext:marker-style-name="T1"><text:span text:style-name="T1">Last months of Class IX</text:span></text:p>
          </table:table-cell>
        </table:table-row>
        <table:table-row table:style-name="Table9.1">
          <table:table-cell table:style-name="Table9.A1" office:value-type="string">
            <text:p text:style-name="P18" loext:marker-style-name="T1"><text:span text:style-name="T1">February</text:span></text:p>
          </table:table-cell>
          <table:table-cell table:style-name="Table9.A1" office:value-type="string">
            <text:p text:style-name="P18" loext:marker-style-name="T1"><text:span text:style-name="T1">Final exams preparation and break</text:span></text:p>
          </table:table-cell>
        </table:table-row>
        <table:table-row table:style-name="Table9.1">
          <table:table-cell table:style-name="Table9.A1" office:value-type="string">
            <text:p text:style-name="P7" loext:marker-style-name="T1"/>
          </table:table-cell>
          <table:table-cell table:style-name="Table9.A1" office:value-type="string">
            <text:p text:style-name="P7" loext:marker-style-name="T1"/>
          </table:table-cell>
        </table:table-row>
        <table:table-row table:style-name="Table9.1">
          <table:table-cell table:style-name="Table9.A1" office:value-type="string">
            <text:p text:style-name="P18" loext:marker-style-name="T1"><text:span text:style-name="T1">March</text:span></text:p>
          </table:table-cell>
          <table:table-cell table:style-name="Table9.A1" office:value-type="string">
            <text:p text:style-name="P18" loext:marker-style-name="T1"><text:span text:style-name="T1">Holi and crap scenes in society, poor result of class IX</text:span></text:p>
          </table:table-cell>
        </table:table-row>
        <table:table-row table:style-name="Table9.1">
          <table:table-cell table:style-name="Table9.A1" office:value-type="string">
            <text:p text:style-name="P18" loext:marker-style-name="T1"><text:span text:style-name="T1">April</text:span></text:p>
          </table:table-cell>
          <table:table-cell table:style-name="Table9.A1" office:value-type="string">
            <text:p text:style-name="P18" loext:marker-style-name="T1"><text:span text:style-name="T1">Starting of new session</text:span></text:p>
          </table:table-cell>
        </table:table-row>
        <table:table-row table:style-name="Table9.1">
          <table:table-cell table:style-name="Table9.A1" office:value-type="string">
            <text:p text:style-name="P7" loext:marker-style-name="T1"/>
          </table:table-cell>
          <table:table-cell table:style-name="Table9.A1" office:value-type="string">
            <text:p text:style-name="P7" loext:marker-style-name="T1"/>
          </table:table-cell>
        </table:table-row>
        <table:table-row table:style-name="Table9.1">
          <table:table-cell table:style-name="Table9.A1" office:value-type="string">
            <text:p text:style-name="P18" loext:marker-style-name="T1"><text:span text:style-name="T1">May</text:span></text:p>
          </table:table-cell>
          <table:table-cell table:style-name="Table9.A1" office:value-type="string">
            <text:list text:style-name="WWNum12">
              <text:list-item>
                <text:p text:style-name="P13" loext:marker-style-name="T1"><text:span text:style-name="T1">Holidays at Amogh’s house, </text:span></text:p>
              </text:list-item>
              <text:list-item>
                <text:p text:style-name="P13" loext:marker-style-name="T1"><text:span text:style-name="T1">starting of the internet age, abusive emails to Nimisha using fake ID of Appu, ‘proposal to Sonal’ as the very first mail ever sent, </text:span></text:p>
              </text:list-item>
            </text:list>
          </table:table-cell>
        </table:table-row>
        <table:table-row table:style-name="Table9.1">
          <table:table-cell table:style-name="Table9.A1" office:value-type="string">
            <text:p text:style-name="P18" loext:marker-style-name="T1"><text:span text:style-name="T1">June</text:span></text:p>
          </table:table-cell>
          <table:table-cell table:style-name="Table9.A1" office:value-type="string">
            <text:list text:continue-numbering="true" text:style-name="WWNum12">
              <text:list-item>
                <text:p text:style-name="P13" loext:marker-style-name="T1"><text:span text:style-name="T1">high time for sports as well, soccer, cricket, and strolling outside out of time-bounds; soccer was the sport of prime time each evening</text:span></text:p>
              </text:list-item>
            </text:list>
          </table:table-cell>
        </table:table-row>
        <table:table-row table:style-name="Table9.1">
          <table:table-cell table:style-name="Table9.A1" office:value-type="string">
            <text:p text:style-name="P7" loext:marker-style-name="T1"/>
          </table:table-cell>
          <table:table-cell table:style-name="Table9.A1" office:value-type="string">
            <text:p text:style-name="P7" loext:marker-style-name="T1"/>
          </table:table-cell>
        </table:table-row>
        <table:table-row table:style-name="Table9.1">
          <table:table-cell table:style-name="Table9.A1" office:value-type="string">
            <text:p text:style-name="P18" loext:marker-style-name="T1"><text:span text:style-name="T1">July</text:span></text:p>
          </table:table-cell>
          <table:table-cell table:style-name="Table9.A1" office:value-type="string">
            <text:list text:style-name="WWNum13">
              <text:list-item>
                <text:p text:style-name="P14" loext:marker-style-name="T1"><text:span text:style-name="T1">scene with Loveneesh, Achal, Sushil, Golu, Rohan Katyal, Akash</text:span></text:p>
              </text:list-item>
            </text:list>
          </table:table-cell>
        </table:table-row>
        <table:table-row table:style-name="Table9.1">
          <table:table-cell table:style-name="Table9.A1" office:value-type="string">
            <text:p text:style-name="P18" loext:marker-style-name="T1"><text:span text:style-name="T1">August</text:span></text:p>
          </table:table-cell>
          <table:table-cell table:style-name="Table9.A1" office:value-type="string">
            <text:list text:continue-numbering="true" text:style-name="WWNum13">
              <text:list-item>
                <text:p text:style-name="P14" loext:marker-style-name="T1"><text:span text:style-name="T1">My always broken silver metallic frame of specs, mainly the broken support over the nose bridge on the right-hand side, Math tuition at Navbharat Times <text:s/>apartments</text:span></text:p>
              </text:list-item>
            </text:list>
          </table:table-cell>
        </table:table-row>
        <table:table-row table:style-name="Table9.1">
          <table:table-cell table:style-name="Table9.A1" office:value-type="string">
            <text:p text:style-name="P18" loext:marker-style-name="T1"><text:span text:style-name="T1">September</text:span></text:p>
          </table:table-cell>
          <table:table-cell table:style-name="Table9.A1" office:value-type="string">
            <text:list text:continue-numbering="true" text:style-name="WWNum13">
              <text:list-item>
                <text:p text:style-name="P14" loext:marker-style-name="T1"><text:span text:style-name="T1">Friendly-affection for every second girl, which includes the tuition-mate Kritika (she took me to be wrong), and the simple girl Asmita with slight resemblance to Angelina Jolie, due to the shape of lips and chin</text:span></text:p>
              </text:list-item>
            </text:list>
          </table:table-cell>
        </table:table-row>
        <table:table-row table:style-name="Table9.1">
          <table:table-cell table:style-name="Table9.A1" office:value-type="string">
            <text:p text:style-name="P18" loext:marker-style-name="T1"><text:span text:style-name="T1">October</text:span></text:p>
          </table:table-cell>
          <table:table-cell table:style-name="Table9.A1" office:value-type="string">
            <text:list text:continue-numbering="true" text:style-name="WWNum13">
              <text:list-item>
                <text:p text:style-name="P14" loext:marker-style-name="T1"><text:span text:style-name="T1">Ignorance by Achin, Karan, Akshar, Prabhav and all in the TT basement, clear game of monopoly over selecting from among themselves for the game of doubles, after a showy round-toss</text:span></text:p>
              </text:list-item>
            </text:list>
          </table:table-cell>
        </table:table-row>
        <table:table-row table:style-name="Table9.1">
          <table:table-cell table:style-name="Table9.A1" office:value-type="string">
            <text:p text:style-name="P18" loext:marker-style-name="T1"><text:span text:style-name="T1">November</text:span></text:p>
          </table:table-cell>
          <table:table-cell table:style-name="Table9.A1" office:value-type="string">
            <text:list text:continue-numbering="true" text:style-name="WWNum13">
              <text:list-item>
                <text:p text:style-name="P14" loext:marker-style-name="T1"><text:span text:style-name="T1">By the end of this month, I had been quiet disappointed over going to the TT basement again, I was just </text:span><text:soft-page-break/><text:span text:style-name="T1">about to stop going outside for playing</text:span></text:p>
              </text:list-item>
            </text:list>
          </table:table-cell>
        </table:table-row>
        <table:table-row table:style-name="Table9.1">
          <table:table-cell table:style-name="Table9.A1" office:value-type="string">
            <text:p text:style-name="P7" loext:marker-style-name="T1"/>
          </table:table-cell>
          <table:table-cell table:style-name="Table9.A1" office:value-type="string">
            <text:p text:style-name="P7" loext:marker-style-name="T1"/>
          </table:table-cell>
        </table:table-row>
        <table:table-row table:style-name="Table9.1">
          <table:table-cell table:style-name="Table9.A1" office:value-type="string">
            <text:p text:style-name="P18" loext:marker-style-name="T1"><text:span text:style-name="T1">December</text:span></text:p>
          </table:table-cell>
          <table:table-cell table:style-name="Table9.A1" office:value-type="string">
            <text:list text:style-name="WWNum11">
              <text:list-item>
                <text:p text:style-name="P15" loext:marker-style-name="T1"><text:span text:style-name="T1">Rekha buaji came here in the second week.</text:span></text:p>
              </text:list-item>
              <text:list-item>
                <text:p text:style-name="P15" loext:marker-style-name="T1"><text:span text:style-name="T1">We were in Mahavirji on new year (Rekha buaji’s family, badi buaji, Ankur, Shruti and me)</text:span></text:p>
              </text:list-item>
              <text:list-item>
                <text:p text:style-name="P15" loext:marker-style-name="T1"><text:span text:style-name="T1">High time to start studying, Sonal was here as online friend</text:span></text:p>
              </text:list-item>
            </text:list>
          </table:table-cell>
        </table:table-row>
        <table:table-row table:style-name="Table9.1">
          <table:table-cell table:style-name="Table9.A1" office:value-type="string">
            <text:p text:style-name="P7" loext:marker-style-name="T1"/>
          </table:table-cell>
          <table:table-cell table:style-name="Table9.A1" office:value-type="string">
            <text:p text:style-name="P7" loext:marker-style-name="T1"/>
          </table:table-cell>
        </table:table-row>
        <table:table-row table:style-name="Table9.1">
          <table:table-cell table:style-name="Table9.A1" office:value-type="string">
            <text:p text:style-name="P18" loext:marker-style-name="T1"><text:span text:style-name="T1">Random</text:span></text:p>
          </table:table-cell>
          <table:table-cell table:style-name="Table9.A1" office:value-type="string">
            <text:list text:style-name="WWNum14">
              <text:list-item>
                <text:p text:style-name="P16" loext:marker-style-name="T1"><text:span text:style-name="T1">Failure to get selected for House-soccer team at school</text:span></text:p>
              </text:list-item>
              <text:list-item>
                <text:p text:style-name="P16" loext:marker-style-name="T1"><text:span text:style-name="T1">How Ananth, and Sonal helped me for making my Social Studies project a reality (History project on archeological study on India, mainly temples, and the Mughal architecture)</text:span></text:p>
              </text:list-item>
              <text:list-item>
                <text:p text:style-name="P16" loext:marker-style-name="T1"><text:span text:style-name="T1">I made friends with Shubham, Mayank, Prateek Ahuja, and all the classmates near the end of the year.</text:span></text:p>
              </text:list-item>
            </text:list>
          </table:table-cell>
        </table:table-row>
        <table:table-row table:style-name="Table9.1">
          <table:table-cell table:style-name="Table9.A1" office:value-type="string">
            <text:p text:style-name="P7" loext:marker-style-name="T1"/>
          </table:table-cell>
          <table:table-cell table:style-name="Table9.A1" office:value-type="string">
            <text:p text:style-name="P18" loext:marker-style-name="T1"><text:span text:style-name="T1">Ground work of Metro-construction in first-phase started in the winters 2006-07.</text:span></text:p>
          </table:table-cell>
        </table:table-row>
      </table:table>
      <text:p text:style-name="P6" loext:marker-style-name="T2"/>
      <text:p text:style-name="P6" loext:marker-style-name="T2"/>
      <table:table table:name="Table10" table:style-name="Table10">
        <table:table-column table:style-name="Table10.A"/>
        <table:table-row table:style-name="Table10.1">
          <table:table-cell table:style-name="Table10.A1" office:value-type="string">
            <text:p text:style-name="P18" loext:marker-style-name="T1"><text:span text:style-name="T1">For class X, 2006</text:span></text:p>
            <text:list text:style-name="WWNum5">
              <text:list-item>
                <text:p text:style-name="P17" loext:marker-style-name="T1"><text:span text:style-name="T1">In that year, we used to play soccer in the evening like crazy soccer fans. I remember, a guy Chirag from those days with whom I fought in summers and became friends in winters when I caught him smoking and he offered me the same to just try a puff, if not actually smoke.</text:span></text:p>
              </text:list-item>
            </text:list>
            <text:p text:style-name="P19" loext:marker-style-name="T1"><text:span text:style-name="T1">Under his influence, I even ran blade over my lips to remove my newly grown moustache that was not yet much visible.</text:span></text:p>
            <text:p text:style-name="P8" loext:marker-style-name="T1"/>
            <text:list text:continue-numbering="true" text:style-name="WWNum5">
              <text:list-item>
                <text:p text:style-name="P17" loext:marker-style-name="T1"><text:span text:style-name="T1">Suman Prasad ma’am, my geography teacher, I had been running after her during the last days of the academic session at school just to get the late work in the notebook corrected. I had never been coming up with work on time.</text:span></text:p>
              </text:list-item>
            </text:list>
            <text:p text:style-name="P8" loext:marker-style-name="T1"/>
            <text:list text:continue-numbering="true" text:style-name="WWNum5">
              <text:list-item>
                <text:p text:style-name="P17" loext:marker-style-name="T1"><text:span text:style-name="T1">Sometime in February, I had been visiting school to study English to ask that English teacher, Jamilla ma’am my doubts in a poem, “Ode to the west wind”. It became pretty much an embarrassment for me when I flipped open the book in her hands and there it was – word meanings of difficult words written in Hindi. I had left such a bad impression on that teacher that she never accepted my morning-greeting when I would see her around in the school the next year. Soon, I had myself stopped wishing her, learning ‘how not to escape wishing a teacher’ somehow felt tougher than the first lesson of wishing a teacher in childhood. </text:span></text:p>
              </text:list-item>
            </text:list>
            <text:p text:style-name="P9" loext:marker-style-name="T2"/>
          </table:table-cell>
        </table:table-row>
      </table:table>
      <text:p text:style-name="P6" loext:marker-style-name="T2"/>
      <table:table table:name="Table11" table:style-name="Table11">
        <table:table-column table:style-name="Table11.A"/>
        <table:table-row table:style-name="Table11.1">
          <table:table-cell table:style-name="Table11.A1" office:value-type="string">
            <text:p text:style-name="P18" loext:marker-style-name="T1"><text:span text:style-name="T1">December 2006</text:span></text:p>
          </table:table-cell>
        </table:table-row>
        <table:table-row table:style-name="Table11.1">
          <table:table-cell table:style-name="Table11.A1" office:value-type="string">
            <text:p text:style-name="P18" loext:marker-style-name="T1"><text:span text:style-name="T1">Last month of the year, December. Most prominent thing about month was coming of Rekha buaji in the middle of the month. Then I had lived a life in November and was continuing it. Also the fact that I had a future and people were worried about it, my tenth class boards.</text:span></text:p>
            <text:p text:style-name="P18" loext:marker-style-name="T1"><text:span text:style-name="T1">Most of the people who were around me, who were here in the apartment or were somehow a part of my life left by the time I reached class XI but there’s still time in that, almost half a year.</text:span></text:p>
            <text:p text:style-name="P18" loext:marker-style-name="T1"><text:span text:style-name="T1">I used to go to the terrace to study in the sunshine. </text:span><text:span text:style-name="T3">You know what winters in Delhi are like</text:span><text:span text:style-name="T1">, and sometimes I used to stay there till three or four in the afternoon. Studying at terrace was fun, one afternoon I was, just like any other day, on the terrace and was thinking of winding up the work. B1 block is a seven-storey building of plus-shaped-architectural design, composed of four internal towers in that sense. So, the terrace was also divided into four smaller terraces. The terrace right above my flat was my and everybody else’s favorite. That’s because it was covered with flower-pots and plant cover and at the center was placed a round-table-and-four-chair plastic set. I was here between the plants and what I saw on the next terrace was pretty much shocking. Chirag was smoking cigarette there. Feud and separation which had cropped us between us months ago back in the summers, now resolved in a minute.</text:span></text:p>
            <text:p text:style-name="P18" loext:marker-style-name="T1"><text:span text:style-name="T1">I had no intensions of spying on him or blackmailing him for keeping this thing a secret still walked towards the central connecting gallery. Even before I had stepped closer to the entry to the terrace, he saw me coming. He was totally shaken. That guy was smart, knew how to talk and was pretty much mature as compared to me. It’s been my habit to forgive anyone who asks for it, no matter what had happened and what had been the consequences. At this moment on the terrace, Chirag needed to apologize and please me. He did that and since I wasn’t holding any grudge against him, we became friends again.</text:span></text:p>
            <text:p text:style-name="P18" loext:marker-style-name="T1"><text:span text:style-name="T1">He told me what it’s like in the parties of army men. Taking into consideration the fact that both his father and elder brother are in the army. He told me about the drinking and smoking habits of his elder brother which were somehow promoted by father and how his step-mom and his step-sister, Kavneet used to keep him away from their stuff. He taught me about different ways of smoking </text:span><text:soft-page-break/><text:span text:style-name="T1">and how it can be started. He taught me theoretically, what ‘puff’ is and how it doesn’t affect our lungs or any other respiratory organ. But how could have I shared with him, a non-vegan, his cigarette, or how could have I even touched a cigarette. I refused to give a try to whatever he taught or was doing. I said, “it is okay, it’s your life but I just don’t want to… I mean I avoid doing new things for no reason”. But sometimes at some point of time, he succeeded in influencing my life.</text:span></text:p>
            <text:p text:style-name="P18" loext:marker-style-name="T4"><text:span text:style-name="T4">It was him who had inspired to remove the facial hair, that hadn’t even come out properly yet. It was about fifteen days before Rekha buaji arrived here.</text:span></text:p>
            <text:p text:style-name="P18" loext:marker-style-name="T2"><text:span text:style-name="T2">&lt;To be continued&gt;</text:span></text:p>
            <text:p text:style-name="P7" loext:marker-style-name="T1"/>
          </table:table-cell>
        </table:table-row>
        <table:table-row table:style-name="Table11.1">
          <table:table-cell table:style-name="Table11.A1" office:value-type="string">
            <text:p text:style-name="P18" loext:marker-style-name="T1"><text:span text:style-name="T1">One evening I had went to cyber-café to check my mails from Sonal. I was just excitement to talk to her for a while, though I wouldn’t occasionally find her online on the same time but her forward-mails, or chain-mails, were enough to take away the time and make me happy for the moment. One hour on internet for ten rupees, which was the price of reading her chain-mails that she used to send to a list of her friends I was on as well. Rekha buaji was here in those days. She was obviously going to question me for not being at home when she was there, and I too had the habit of not telling anyone about going out; it wouldn’t be important and rest of the times, they would care less.</text:span></text:p>
            <text:p text:style-name="P18" loext:marker-style-name="T1"><text:span text:style-name="T1">Rekha buaji was obviously going to question; she had questioned even when I had asked amma for money for going to the cyber-cafe, I had told them that it was for something important, it was getting the syllabus and for checking mails if somebody sent anything like lecture-notes or whatever. I had to say something on coming back home and I told her of the predicted dates of the exams, it was starting in the first week of March next year. She didn’t cross-question or asked much above that. The second reason for her anger was that she had made the MAGGI noodles for us, the kids. Well, I actually didn’t like her cooking as much, chachi would always keep it simple, without adding anything extra, and it would also not add to the two-minute work of boiling the noodles with the spices. Buaji had added all the nutritious vegetable bits into it, the tomato, the green peas, and I don’t know; the taste had also changed a little but it wasn’t really going to affect my good mood. </text:span></text:p>
            <text:p text:style-name="P18" loext:marker-style-name="T1"><text:span text:style-name="T1">I would tell Srishti of the mails I would receive from Sonal, mostly images that would quote on love, friendship, so it would cute pictures of puppies, animals, flowers, whatever, or the funny images, or stories, fables presented in the form of images, decorative text, and all. I would be happy on seeing those unread mails in the inbox, sent like four to five mails every week, and since I would not be going online occasionally, there were near several hundred unread mails in the inbox. </text:span></text:p>
            <text:p text:style-name="P18" loext:marker-style-name="T1"><text:span text:style-name="T1">If it wasn’t for Sonal, my actual time on the internet wouldn’t have started then. I had opened my accounts in the summer and since then she was my mailing-contact, an internet-friend. Maybe I was just a person on that one of her lists of friends on Yahoo-mail, maybe sending those touchy chain-mails didn’t more than passing time on the internet, and those mails didn’t mean too much to be taken seriously, but that was her, not for me. I was new to the internet and had only her in my address book and my inbox never had any mails other than the forward messages from her, which was the way it always was. The only other contacts were of the family members Rashmi, Smita, Ankur, Sameer and Rekha buaji, and keeping the email address was only a casual act, nothing as much to keep in touch.</text:span></text:p>
            <text:p text:style-name="P18" loext:marker-style-name="T1"><text:span text:style-name="T1">It was difficult for me believe in Srishti’s response to my excitement that Sonal was sending those mails to an entire list and not personally only to me. Though I knew it factually even by myself, the contact-list would appear along with the header in the chain-mail, I was never able to stay unemotional to any message sent by her. That was the way it was. Even the way Srishti would say, tauntingly, in a direct and frank tone, it would seem more like out disliking for my happiness, or jealousy, or whatever, it can always be questioned as no one can get back in the past and ask her ‘why did she say what she said that way’ and ‘why did even she say that’. </text:span></text:p>
          </table:table-cell>
        </table:table-row>
      </table:table>
      <text:p text:style-name="P4" loext:marker-style-name="T1"/>
      <text:p text:style-name="P4" loext:marker-style-name="T1"/>
      <table:table table:name="Table12" table:style-name="Table12">
        <table:table-column table:style-name="Table12.A"/>
        <table:table-row table:style-name="Table12.1">
          <table:table-cell table:style-name="Table12.A1" office:value-type="string">
            <text:p text:style-name="P18" loext:marker-style-name="T1"><text:span text:style-name="T1">Since Rekha buaji would always come to stay for like one month, she spent, I guess, spent the last two weeks of year 2006 and first two weeks of the new year in India. </text:span></text:p>
            <text:p text:style-name="P7" loext:marker-style-name="T1"/>
            <text:p text:style-name="P18" loext:marker-style-name="T1"><text:span text:style-name="T1">It was in last fifteen days of December 2006 –</text:span></text:p>
            <text:p text:style-name="P7" loext:marker-style-name="T1"/>
            <text:p text:style-name="P18" loext:marker-style-name="T4"><text:span text:style-name="T4">[Babaji’s health had gone down, he had caught high fever. It wasn’t a very right time as Rekha buaji was around and people wanted the good happenings around – I had brought GANDODHAK from temple, and his health had improved substantially – what an embarrassment]</text:span></text:p>
            <text:p text:style-name="P10" loext:marker-style-name="T4"/>
            <text:p text:style-name="P18" loext:marker-style-name="T4"><text:span text:style-name="T4">[me-hitting-Sameer in the stomach- on my birthday while playing with him and Ankur in my room – wow, what a mess]</text:span></text:p>
            <text:p text:style-name="P10" loext:marker-style-name="T4"/>
            <text:p text:style-name="P18" loext:marker-style-name="T4"><text:span text:style-name="T4">[kids-room, Rashmi-Smita-and-everyone-in-the-kids, babbu-came-here-stood-by-the-bed-under-the-wall-clock-watched-us-making-noise-smiling-in-pressed-lips, in-his checked-dense-cream-white-pajamas-and-soft-dull-lemon-color-checked-big-boxes-shirt, folded-his hands-behind-as-in-stand-at-ease-position, I was on bed sitting with my bed to him, I had turned around to tell him to go, he </text:span><text:soft-page-break/><text:span text:style-name="T4">wanted to stand here and I had kicked him on the right leg, he just let it off while smiling in the pressed lips (seven years later as I recalled this memory, I wanted to cry to myself, the face of Babbu and his smile is vivid in my mind), I got scolded, that American kids might learn the same]</text:span></text:p>
          </table:table-cell>
        </table:table-row>
        <table:table-row table:style-name="Table12.1">
          <table:table-cell table:style-name="Table12.A1" office:value-type="string">
            <text:p text:style-name="P18" loext:marker-style-name="T1"><text:span text:style-name="T1">January 2007</text:span></text:p>
            <text:p text:style-name="P7" loext:marker-style-name="T1"/>
            <text:list text:style-name="WWNum20">
              <text:list-item>
                <text:p text:style-name="P2" loext:marker-style-name="T1"/>
              </text:list-item>
            </text:list>
            <text:p text:style-name="P18" loext:marker-style-name="T1"><text:span text:style-name="T1">Eighth of January is an important date for her family since its Sameer’s birthday. Fufaji set up lunch at hotel reception that day, and I noticed that there were a large number of people who had gathered for the occasion. Two families, from both the sides of fufaji and buaji. I knew no one from fufaji’s side.</text:span></text:p>
            <text:p text:style-name="P18" loext:marker-style-name="T1"><text:span text:style-name="T1">I don’t know why but I am feeling as if I didn’t feel like partying and super celebration that day. Maybe that was because there were no people of my type and age, yeah probably. Then we also had problem in coming and going from that place due to lack of appropriate vehicle for transportation. In the afternoon, Salil fufaji had to drop me home on his scooter.</text:span></text:p>
            <text:p text:style-name="P7" loext:marker-style-name="T1"/>
            <text:list text:continue-numbering="true" text:style-name="WWNum20">
              <text:list-item>
                <text:p text:style-name="P2" loext:marker-style-name="T1"/>
              </text:list-item>
            </text:list>
            <text:p text:style-name="P18" loext:marker-style-name="T1"><text:span text:style-name="T1">Rekha buaji, during that visit, also went Mahavirji. Other than Rekha buaji’s family, there were badi buaji, Shruti, Ankur and me. Oh, I went there only on Rekha buaji’s asking on the previous night when I was alone, studying English on the dining table. She told me of the plans and asked me to join them. I wasn’t busy enough to tell her a ‘no’. Plus, I was also not able to find any problem in the plan or with the people so I just went.</text:span></text:p>
            <text:p text:style-name="P18" loext:marker-style-name="T1"><text:span text:style-name="T1">Only to find later that I had made a wrong decision, or now I would say that I was too immature to say no for an offer of that sort from a person close as Rekha buaji, couldn’t help it.</text:span></text:p>
            <text:p text:style-name="P18" loext:marker-style-name="T1"><text:span text:style-name="T1">While we were on our way to Mahavirji by 8-seater truck ‘Sumo’, or whatever. After we had covered a distance of about three or four hours, all the adults were too tired and were pretty much into taking sleep in the middle row, Shruti and Sameer were at the front, and Rashmi, Smita, Ankur and I were in sitting in the dickie. I exactly can’t tell what topic we four were actually discussing but at a time we were correcting each other for pronouncing ‘lingerie’, Ankur was saying it is like ‘LINGRY’. I guess I wasn’t sure if Ankur was wrong and of course, Rashmi and Smita knew the right pronunciation was ‘LONGARY’, so there wasn’t going to be peace among us for a while, and then fufaji just shook us up by giving his neck a movement to reduce the angle between him and us. Huh, yeah, he surely heard us and his posture was stiffer than a minute before now.</text:span></text:p>
            <text:p text:style-name="P18" loext:marker-style-name="T1"><text:span text:style-name="T1">It had to be a two to three day trip and it was in the very first week of January. The other stupid scene that had happened with me was that I forgot, or that mistake was actually inevitable, to bring enough undergarments to change each day and the one that I had brought was the one and only, wow, and I was here on a religious trip.</text:span></text:p>
            <text:p text:style-name="P18" loext:marker-style-name="T1"><text:span text:style-name="T1">One morning, I was totally left fumbled in making arrangement for the situation since I had to be clean for the face that we were about to visit temple and at the same time I had nothing but just the underwear which I wore on the previous day, ahem. Rekha buaji had come over to ask what was going on with me, and I told her the truth but shyly or by giving false points as excuses or to reason my loser condition as not a big deal, huh.</text:span></text:p>
            <text:p text:style-name="P18" loext:marker-style-name="T1"><text:span text:style-name="T1">Plus, the way she ask is like an android talking to you without any feeling but is here with you just to do some job and its business, practically. That quality of her still make me, kind of, bend to her, and why only me, that should probably the case with everyone else as well.</text:span></text:p>
            <text:p text:style-name="P18" loext:marker-style-name="T1"><text:span text:style-name="T1">The actual reason why I didn’t get enough underwear was that either my underwear were torn or just weren’t there, I mean I never had enough. I had to carry sports-shorts to compensate for the shortage but alas, it wasn’t possible to wear them under jeans. Huh, it was amma’s stupidity that there happened this scene, amma blindly sent me here because it was for religion, shit.</text:span></text:p>
            <text:p text:style-name="P18" loext:marker-style-name="T1"><text:span text:style-name="T1">The trip wasn’t supposed to be fun for me; I got a clear sign of that right in first moments of ours in the car. That was when I pulled out my MP3 player, which Rekha buaji had brought from America for me. This was silly; Rekha buaji told me to keep that inside and to keep it away from fufaji’s eyes. I mean, I was then a kid and so immature, as it getting reflected from the scene.</text:span></text:p>
            <text:p text:style-name="P7" loext:marker-style-name="T1"/>
            <text:p text:style-name="P18" loext:marker-style-name="T1"><text:span text:style-name="T1">On the trip, Ankur and I, the eldest of all the kids, used to tease Rashmi and hence were scolded by both the buaji(s). A digital-camera video shows badi buaji flipping out on me outside of a temple, she was telling me to stop commenting on everything around, what is surprising is that fufaji shot it in clear focus on me and badi buaji, WTF. That was just one scene, on other times, how could Rekha buaji not be a part, of course, she was a part. Well, I didn’t bother much about anything to carry on ahead in life, but just that I felt, at times, as if I was out of place among these people.</text:span></text:p>
            <text:p text:style-name="P18" loext:marker-style-name="T1"><text:span text:style-name="T1">While we were coming here to Mahavirji, we had no source of entertainment, nor did we have any stop in between but on the return journey we stopped at a Jain temple around the time of the evening, it fell en-route Mahavirji to Delhi. We had food there, plus the driver had the newly released movie DHOOM-2 with him and the car had a small DVD player fixed to the roof, so the journey back to home was made easy. </text:span></text:p>
            <text:p text:style-name="P7" loext:marker-style-name="T1"/>
          </table:table-cell>
        </table:table-row>
      </table:table>
      <text:p text:style-name="P5" loext:marker-style-name="T1"><text:soft-page-break/>~~~</text:p>
      <table:table table:name="Table13" table:style-name="Table13">
        <table:table-column table:style-name="Table13.A"/>
        <table:table-row table:style-name="Table13.1">
          <table:table-cell table:style-name="Table13.A1" office:value-type="string">
            <text:p text:style-name="P18" loext:marker-style-name="T1"><text:span text:style-name="T1">I had been visiting the school to study and to ask doubts in English from the teacher (short tempered, short height, cute face but baggy body, strict, brutal tongue English teacher just as cruel as an ideal one should be, she was that way to me at least if not for the rest, I felt sometimes).</text:span></text:p>
            <text:list text:continue-list="list1034708093" text:style-name="WWNum1">
              <text:list-item>
                <text:p text:style-name="P3" loext:marker-style-name="T1"><text:span text:style-name="T1">I had taken up to do English literature back in late December and then by starting of the January I was filling in the practice book with all the four section (reading, writing, grammar and literature) separately given in it. I had started off with ‘Reading’ and on one night, I was talking to Smita about it if she had similar things to study in English in US.</text:span></text:p>
              </text:list-item>
              <text:list-item>
                <text:p text:style-name="P3" loext:marker-style-name="T1"><text:span text:style-name="T1">The poem for which I had gone to the teacher was the ‘Ode to the West Wind’. It literally went from over my head, and </text:span><text:span text:style-name="T4">I happened to get into scene with taking help from the teacher &lt;later&gt;.</text:span></text:p>
              </text:list-item>
              <text:list-item>
                <text:p text:style-name="P3" loext:marker-style-name="T1"><text:span text:style-name="T1">By the mid of February, I had filled the entire grammar and literature portion and some of reading and writing as well. It should have because I had gone to the teacher and now the not so good meeting with the teacher must have given me the push. Still there was never a time when I didn’t feel interested in studying English. It was some kind of joy that I used to get on filling the pages with the lead-pencil and then turning pages back and forth to hear the crunchy sound from them. Those were really good days, I don’t know how but they really were beautiful days, maybe it was because it was February and the beautiful weather all month long. </text:span></text:p>
              </text:list-item>
            </text:list>
          </table:table-cell>
        </table:table-row>
      </table:table>
      <text:p text:style-name="P5" loext:marker-style-name="T1">~~~</text:p>
      <table:table table:name="Table14" table:style-name="Table14">
        <table:table-column table:style-name="Table14.A"/>
        <table:table-row table:style-name="Table14.1">
          <table:table-cell table:style-name="Table14.A1" office:value-type="string">
            <text:p text:style-name="P18" loext:marker-style-name="T1"><text:span text:style-name="T1">June-2006 to February-2007, middle pages of the Brunch (Sunday Magazine). These had the fashion tips for dressing on occasions, in seasons, on days, events, outings, places, parties, or with people on social occasions. There were some over twenty-three such pages. My interest in them was two way, first because I wanted to learn of styling myself, the pages had good pictures of guys with hair-do and dressing. Second, I thought of Sonal as a fashion-designer and while reading or collecting these pages, I thought I could relate myself to her in some way.</text:span></text:p>
          </table:table-cell>
        </table:table-row>
      </table:table>
      <text:p text:style-name="P4" loext:marker-style-name="T1"/>
      <text:p text:style-name="P11"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cm" style:contextual-spacing="true"/>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7T19:19:17.622065460</meta:creation-date>
    <dc:date>2024-01-27T19:22:26.497907463</dc:date>
    <meta:editing-duration>PT3M9S</meta:editing-duration>
    <meta:editing-cycles>1</meta:editing-cycles>
    <meta:document-statistic meta:table-count="7" meta:image-count="0" meta:object-count="0" meta:page-count="6" meta:paragraph-count="116" meta:word-count="4367" meta:character-count="23619" meta:non-whitespace-character-count="19371"/>
    <meta:generator>LibreOffice/7.6.3.2$Linux_X86_64 LibreOffice_project/29d686fea9f6705b262d369fede658f824154cc0</meta:generator>
  </office:meta>
</office:document-meta>
</file>